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6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9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30" style:family="text">
      <style:text-properties fo:font-size="11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37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4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43" style:family="text">
      <style:text-properties fo:font-size="11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46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5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57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1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" style:family="text">
      <style:text-properties fo:font-size="11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74" style:family="text">
      <style:text-properties fo:font-size="15.00pt" fo:font-weight="bold" fo:font-family="'Liberation Mono'" style:font-family-asian="'Liberation Mono'" style:font-family-complex="'Liberation Mono'" fo:background-color="transparent" style:use-window-font-color="true"/>
    </style:style>
    <style:style style:name="T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0.50pt" fo:font-weight="normal" fo:font-family="'Liberation Serif'" style:font-family-asian="'Liberation Serif'" style:font-family-complex="'Liberation Serif'" fo:background-color="#1e1e1e" fo:color="#9cdcf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8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8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91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9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9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9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95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9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4.15p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bottom="14.15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15.00%" fo:text-align="left" fo:margin-bottom="14.15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bottom="14.15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bottom="14.15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bottom="14.15p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00.00%" fo:text-align="left" fo:margin-bottom="14.15pt"/>
    </style:style>
    <style:style style:name="P19" style:family="paragraph">
      <style:paragraph-properties fo:line-height="115.00%" fo:text-align="left" fo:margin-bottom="14.15pt"/>
    </style:style>
    <style:style style:name="P20" style:family="paragraph">
      <style:paragraph-properties fo:line-height="100.00%" fo:text-align="left" fo:margin-bottom="14.15pt"/>
    </style:style>
  </office:automatic-styles>
  <office:body>
    <office:text>
      <text:p text:style-name="P1"><text:span text:style-name="T1"/></text:p>
      <text:p text:style-name="P1"><text:span text:style-name="T2">1. At the time of ubuntu install , enable the virtualization.</text:span></text:p>
      <text:p text:style-name="P1"><text:span text:style-name="T2">2. Proxy Settings</text:span></text:p>
      <text:p text:style-name="P1"><text:span text:style-name="T3">Open the /etc/environment file and set the http_proxy, https_proxy and<text:s text:c="3"/>no_proxy variable .</text:span></text:p>
      <text:p text:style-name="P1"><text:span text:style-name="T3">sudo nano /etc/environment</text:span></text:p>
      <text:p text:style-name="P1"><text:span text:style-name="T3">http_proxy="http://id:</text:span><text:a xlink:href="mailto:password@server"><text:span text:style-name="T5">password</text:span></text:a><text:span text:style-name="T6"><text:s/></text:span><text:a xlink:href="mailto:password@server"><text:span text:style-name="T8">HYPERLINK "mailto:password@server"</text:span><text:span text:style-name="T9"><text:s/>HYPERLINK "mailto:password@server"</text:span><text:span text:style-name="T10">@</text:span></text:a><text:span text:style-name="T11"><text:s/></text:span><text:a xlink:href="mailto:password@server"><text:span text:style-name="T13">HYPERLINK "mailto:password@server"</text:span><text:span text:style-name="T14"><text:s/>HYPERLINK "mailto:password@server"</text:span><text:span text:style-name="T15">server</text:span></text:a><text:span text:style-name="T16">:port”</text:span></text:p>
      <text:p text:style-name="P1"><text:span text:style-name="T16">https_proxy="http://id:</text:span><text:a xlink:href="mailto:password@server"><text:span text:style-name="T18">password</text:span></text:a><text:span text:style-name="T19"><text:s/></text:span><text:a xlink:href="mailto:password@server"><text:span text:style-name="T21">HYPERLINK "mailto:password@server"</text:span><text:span text:style-name="T22"><text:s/>HYPERLINK "mailto:password@server"</text:span><text:span text:style-name="T23">@</text:span></text:a><text:span text:style-name="T24"><text:s/></text:span><text:a xlink:href="mailto:password@server"><text:span text:style-name="T26">HYPERLINK "mailto:password@server"</text:span><text:span text:style-name="T27"><text:s/>HYPERLINK "mailto:password@server"</text:span><text:span text:style-name="T28">server</text:span></text:a><text:span text:style-name="T29">:port”</text:span></text:p>
      <text:p text:style-name="P2"><text:span text:style-name="T30">3.<text:s text:c="2"/>How To Fix 'Could not get lock /var/lib/dpkg/lock - open (11 Resource temporarily unavailable)' Errors </text:span></text:p>
      <text:p text:style-name="P3"><text:span text:style-name="T31">Reference :<text:s text:c="2"/></text:span><text:a xlink:href="https://itsfoss.com/could-not-get-lock-error/"><text:span text:style-name="T32">https://itsfoss.com/could-not-get-lock-error/</text:span></text:a><text:span text:style-name="T33"><text:s/></text:span></text:p>
      <text:p text:style-name="P3"><text:span text:style-name="T34"/></text:p>
      <text:p text:style-name="P3"><text:span text:style-name="T35">lsof /var/lib/dpkg/lock</text:span></text:p>
      <text:p text:style-name="P3"><text:span text:style-name="T35">sudo kill -9 PID</text:span></text:p>
      <text:p text:style-name="P3"><text:span text:style-name="T35">sudo rm /var/lib/dpkg/lock</text:span></text:p>
      <text:p text:style-name="P4"><text:span text:style-name="T36">sudo dpkg --configure -a</text:span></text:p>
      <text:p text:style-name="P4"><text:span text:style-name="T37">4. Install php, git, composer etc:</text:span></text:p>
      <text:p text:style-name="P4"><text:span text:style-name="T38">apt-get install -y php8.0-cli php8.0-curl php8.0-xml php8.0-mbstring php8.0-bz2 php8.0-gd php8.0-mysql mysql-client unzip git</text:span></text:p>
      <text:p text:style-name="P4"><text:span text:style-name="T38">php -r "copy('https://getcomposer.org/installer', 'composer-setup.php');"</text:span></text:p>
      <text:p text:style-name="P4"><text:span text:style-name="T38">php composer-setup.php</text:span></text:p>
      <text:p text:style-name="P4"><text:span text:style-name="T38">sudo mv composer.phar /usr/local/bin/composer</text:span></text:p>
      <text:p text:style-name="P5"><text:span text:style-name="T38">sudo apt-get install curl</text:span></text:p>
      <text:p text:style-name="P5"><text:span text:style-name="T39"/></text:p>
      <text:p text:style-name="P6"><text:span text:style-name="T40">curl -sL<text:s/></text:span><text:a xlink:href="https://deb.nodesource.com/setup_16.x"><text:span text:style-name="T41">https://deb.nodesource.com/setup_16.x</text:span></text:a><text:span text:style-name="T42"><text:s/>| sudo -E bash -</text:span></text:p>
      <text:p text:style-name="P6"><text:span text:style-name="T42">sudo apt-get install -y nodejs</text:span></text:p>
      <text:p text:style-name="P7"><text:span text:style-name="T43">5.<text:s text:c="2"/>Configuring Git</text:span></text:p>
      <text:p text:style-name="P8"><text:span text:style-name="T44">Before working with an Acquia BLT project, you must identify yourself to Git by running the following commands: (azure devop userid or emailid)</text:span></text:p>
      <text:p text:style-name="P9"><text:span text:style-name="T45">git config --global user.email "you@example.com"</text:span></text:p>
      <text:p text:style-name="P10"><text:span text:style-name="T45">git config --global user.name "Your Name"</text:span></text:p>
      <text:p text:style-name="P11"><text:span text:style-name="T46">6. Install curl and composer</text:span></text:p>
      <text:p text:style-name="P11"><text:span text:style-name="T47"/></text:p>
      <text:p text:style-name="P11"><text:span text:style-name="T48">sudo apt-get update</text:span></text:p>
      <text:p text:style-name="P11"><text:span text:style-name="T48">apt-get install zip unzip</text:span></text:p>
      <text:p text:style-name="P11"><text:span text:style-name="T49"/></text:p>
      <text:p text:style-name="P11"><text:span text:style-name="T50">sudo curl -s<text:s/></text:span><text:a xlink:href="https://getcomposer.org/installer"><text:span text:style-name="T51">https://getcomposer.org/installer</text:span></text:a><text:span text:style-name="T52"><text:s/>| php</text:span></text:p>
      <text:p text:style-name="P12"><text:span text:style-name="T53">sudo mv composer.phar /usr/local/bin/composer</text:span></text:p>
      <text:p text:style-name="P13"><text:span text:style-name="T54">7. Install drush</text:span></text:p>
      <text:p text:style-name="P13"><text:span text:style-name="T55"/></text:p>
      <text:p text:style-name="P14"><text:span text:style-name="T56">composer global require drush/drush</text:span></text:p>
      <text:p text:style-name="P14"><text:span text:style-name="T57">8:</text:span><text:span text:style-name="T58"><text:s/></text:span><text:span text:style-name="T59">Add Drush Directory to Your Path</text:span></text:p>
      <text:p text:style-name="P15"><text:span text:style-name="T60">If performing the version check in Step 6 gives you the message of “command not found” then open your<text:s/></text:span><text:span text:style-name="T61">.bashrc</text:span><text:span text:style-name="T62"><text:s/>file and input the following into the file</text:span></text:p>
      <text:p text:style-name="P15"><text:span text:style-name="T62">After go to new window in terminal just wirte “nano .bashrc”</text:span></text:p>
      <text:p text:style-name="P15"><text:span text:style-name="T63">#path for Drush<text:line-break/>export PATH="$HOME/.config/composer/vendor/bin:$PATH"</text:span></text:p>
      <text:p text:style-name="P15"><text:span text:style-name="T63">After add path press controll + c for save then Y and enter</text:span></text:p>
      <text:p text:style-name="P15"><text:span text:style-name="T63">Run source show recognize the changes to the file.</text:span></text:p>
      <text:p text:style-name="P15"><text:span text:style-name="T63">source ~/.bashrc</text:span></text:p>
      <text:p text:style-name="P15"><text:span text:style-name="T63">drush status (go to root to check)</text:span></text:p>
      <text:p text:style-name="P15"><text:span text:style-name="T64"/></text:p>
      <text:p text:style-name="P16"><text:span text:style-name="T65">9. Drupal VM<text:s text:c="2"/>Install</text:span></text:p>
      <text:p text:style-name="P16"><text:span text:style-name="T66">Install vagrant in project folder.</text:span></text:p>
      <text:p text:style-name="P16"><text:span text:style-name="T67">apt install virtualbox vagrant</text:span></text:p>
      <text:p text:style-name="P16"><text:span text:style-name="T68">for vagrant latest version:</text:span></text:p>
      <text:p text:style-name="P16"><text:span text:style-name="T69">wget -c<text:s/></text:span><text:a xlink:href="https://releases.hashicorp.com/vagrant/2.2.19/vagrant_2.2.19_x86_64.deb"><text:span text:style-name="T70">https://releases.hashicorp.com/vagrant/2.2.19/vagrant_2.2.19_x86_64.deb</text:span></text:a><text:span text:style-name="T71"><text:s/> <text:line-break/>sudo dpkg -i vagrant_2.2.19_x86_64.deb</text:span></text:p>
      <text:p text:style-name="P16"><text:span text:style-name="T72">vagrant up</text:span></text:p>
      <text:p text:style-name="P16"><text:span text:style-name="T72">If it will show timeout error give command:</text:span></text:p>
      <text:p text:style-name="P16"><text:span text:style-name="T72">vagrant halt</text:span></text:p>
      <text:p text:style-name="P16"><text:span text:style-name="T72">vagrant up</text:span></text:p>
      <text:p text:style-name="P16"><text:span text:style-name="T73">Set proxy in VirtualBox</text:span></text:p>
      <text:p text:style-name="P16"><text:span text:style-name="T73"><text:tab/>File-&gt;Preferences-&gt;Proxy</text:span></text:p>
      <text:p text:style-name="P16"><text:span text:style-name="T73">Set host and Ip address</text:span></text:p>
      <text:p text:style-name="P16"><text:span text:style-name="T74">10.SSH KEY generation</text:span></text:p>
      <text:p text:style-name="P16"><text:span text:style-name="T75">1.From terminal go to home and then run the command</text:span></text:p>
      <text:p text:style-name="P16"><text:span text:style-name="T75">cd ~/.ssh</text:span></text:p>
      <text:p text:style-name="P16"><text:span text:style-name="T75">2. To generate SSH key run the following command</text:span></text:p>
      <text:p text:style-name="P16"><text:span text:style-name="T75">ssh-keygen -t rsa -b 4096 -C<text:s/></text:span><text:a xlink:href="mailto:abc@example.com"><text:span text:style-name="T77">abc@example.com</text:span></text:a><text:span text:style-name="T78"/></text:p>
      <text:p text:style-name="P16"><text:span text:style-name="T79">3. To view the the ssh key run the following command and copy manually</text:span></text:p>
      <text:p text:style-name="P16"><text:span text:style-name="T79">cat ~/.ssh/id_rsa.pub</text:span></text:p>
      <text:p text:style-name="P16"><text:span text:style-name="T79">4. Add the SSH key in acquia cloud website and wait for some time</text:span></text:p>
      <text:p text:style-name="P16"><text:span text:style-name="T79">5. Create the project folder in home-&gt;tcs and run the following commands</text:span></text:p>
      <text:p text:style-name="P16"><text:span text:style-name="T79">ssh-add ~/.ssh/id_rsa</text:span></text:p>
      <text:p text:style-name="P16"><text:span text:style-name="T80">11. Install blt: </text:span></text:p>
      <text:p text:style-name="P17"><text:span text:style-name="T81">Create your own folder in path home-&gt;tcs </text:span></text:p>
      <text:p text:style-name="P17"><text:span text:style-name="T81">For CWR please take clone from azure dev opp: </text:span></text:p>
      <text:p text:style-name="P17"><text:span text:style-name="T81">git clone “url of the git path” </text:span></text:p>
      <text:p text:style-name="P17"><text:span text:style-name="T81">give azure dev opp password. </text:span></text:p>
      <text:p text:style-name="P17"><text:span text:style-name="T81">Run command “composer install” in terminal </text:span></text:p>
      <text:p text:style-name="P17"><text:span text:style-name="T81">BLT downloaded succesfully.</text:span></text:p>
      <text:p text:style-name="P17"><text:span text:style-name="T81">Add in composer.json script file:</text:span></text:p>
      <text:p text:style-name="P17"><text:span text:style-name="T82">"blt-alias": "blt install-alias -Dcreate_alias=true</text:span></text:p>
      <text:p text:style-name="P17"><text:span text:style-name="T82">composer update</text:span></text:p>
      <text:p text:style-name="P17"><text:span text:style-name="T83">vendor/bin/blt vm</text:span></text:p>
      <text:p text:style-name="P18"><text:span text:style-name="T84">11. Download the machine image</text:span></text:p>
      <text:p text:style-name="P18"><text:span text:style-name="T85">Make sure that u have the permission to accesss the machine image (the permission need to be given by the person who has created the machine image).</text:span></text:p>
      <text:p text:style-name="P18"><text:span text:style-name="T85">scp tse.dev@tsedev.ssh.prod.acquia-sites.com:/mnt/gfs/tsedev/package.box package.box</text:span></text:p>
      <text:p text:style-name="P18"><text:span text:style-name="T85">vagrant box add package.box --name tatacwr</text:span></text:p>
      <text:p text:style-name="P18"><text:span text:style-name="T85">Change the vagrant box name to ‘tatacwr’ in box-&gt;config.yml file</text:span></text:p>
      <text:p text:style-name="P18"><text:span text:style-name="T85">vagrant up</text:span></text:p>
      <text:p text:style-name="P18"><text:span text:style-name="T85">vagrant ssh</text:span></text:p>
      <text:p text:style-name="P18"><text:span text:style-name="T86">Install Drupal and finalize your Acquia BLT installation:</text:span></text:p>
      <text:p text:style-name="P18"><text:span text:style-name="T87">vendor/bin/blt setup</text:span></text:p>
      <text:p text:style-name="P19"><text:span text:style-name="T88">drush uli</text:span></text:p>
      <text:p text:style-name="P19"><text:span text:style-name="T89">open the url local.tatacwr.com in browser</text:span></text:p>
      <text:p text:style-name="P19"><text:span text:style-name="T89">Install nfs server:</text:span></text:p>
      <text:p text:style-name="P19"><text:span text:style-name="T89">sudo apt-get install -y nfs-server</text:span></text:p>
      <text:p text:style-name="P20"><text:span text:style-name="T90">You now have a running local Drupal website that uses Acquia BLT.</text:span></text:p>
      <text:p text:style-name="P20"><text:span text:style-name="T91">***************************END****************************************</text:span></text:p>
      <text:p text:style-name="P20"><text:span text:style-name="T91">To see virtualbox run command<text:s/></text:span><text:span text:style-name="T92">virtualbox -v or you can get it from show application.</text:span></text:p>
      <text:p text:style-name="P20"><text:span text:style-name="T93">To get cpu info of machine</text:span></text:p>
      <text:p text:style-name="P20"><text:span text:style-name="T94">cat /proc/cpuinfo</text:span></text:p>
      <text:p text:style-name="P20"><text:span text:style-name="T94">lscpu</text:span></text:p>
      <text:p text:style-name="P20"><text:span text:style-name="T94">apt install systool</text:span></text:p>
      <text:p text:style-name="P20"><text:span text:style-name="T94">sudo apt install sysfsutils</text:span></text:p>
      <text:p text:style-name="P20"><text:span text:style-name="T95">To get the virtualiszation enable or not </text:span></text:p>
      <text:p text:style-name="P20"><text:span text:style-name="T96">systool -m kvm_intel -v</text:span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  <text:p text:style-name="P20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